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598in"/>
    </style:style>
    <style:style style:name="co4" style:family="table-column">
      <style:table-column-properties fo:break-before="auto" style:column-width="0.1528in"/>
    </style:style>
    <style:style style:name="co5" style:family="table-column">
      <style:table-column-properties fo:break-before="auto" style:column-width="0.14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23b8d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2" table:default-cell-style-name="ce3"/>
        <table:table-column table:style-name="co4" table:default-cell-style-name="ce7"/>
        <table:table-column table:style-name="co2" table:number-columns-repeated="2" table:default-cell-style-name="Default"/>
        <table:table-column table:style-name="co4" table:default-cell-style-name="ce7"/>
        <table:table-column table:style-name="co2" table:number-columns-repeated="2" table:default-cell-style-name="Default"/>
        <table:table-column table:style-name="co5" table:default-cell-style-name="ce7"/>
        <table:table-column table:style-name="co2" table:number-columns-repeated="1015" table:default-cell-style-name="Default"/>
        <table:table-row table:style-name="ro1">
          <table:table-cell table:style-name="ce1" office:value-type="string">
            <text:p>Score Screen</text:p>
          </table:table-cell>
          <table:table-cell table:style-name="ce1" office:value-type="string">
            <text:p>Item</text:p>
          </table:table-cell>
          <table:table-cell table:style-name="ce5"/>
          <table:table-cell table:style-name="ce8" office:value-type="string" table:number-columns-spanned="2" table:number-rows-spanned="1">
            <text:p>Left</text:p>
          </table:table-cell>
          <table:covered-table-cell/>
          <table:table-cell table:style-name="ce6"/>
          <table:table-cell table:style-name="ce10" office:value-type="string" table:number-columns-spanned="2" table:number-rows-spanned="1">
            <text:p>Right</text:p>
          </table:table-cell>
          <table:covered-table-cell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eds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192">
            <text:p>-192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192">
            <text:p>-192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ass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160">
            <text:p>-160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160">
            <text:p>-160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lava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128">
            <text:p>-128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128">
            <text:p>-128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alth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96">
            <text:p>-96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96">
            <text:p>-96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er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64">
            <text:p>-64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64">
            <text:p>-64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tal</text:p>
          </table:table-cell>
          <table:table-cell table:style-name="ce6"/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6"/>
          <table:table-cell table:style-name="ce9" office:value-type="float" office:value="96">
            <text:p>96</text:p>
          </table:table-cell>
          <table:table-cell office:value-type="float" office:value="128">
            <text:p>128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6" table:number-columns-repeated="7"/>
          <table:table-cell table:style-name="ce7"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eds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192">
            <text:p>-192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192">
            <text:p>-192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ass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160">
            <text:p>-160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160">
            <text:p>-160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lava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128">
            <text:p>-128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128">
            <text:p>-128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agon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96">
            <text:p>-96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96">
            <text:p>-96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alth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64">
            <text:p>-64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64">
            <text:p>-64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wer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32">
            <text:p>-32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32">
            <text:p>-32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tal</text:p>
          </table:table-cell>
          <table:table-cell table:style-name="ce6"/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6"/>
          <table:table-cell table:style-name="ce9" office:value-type="float" office:value="96">
            <text:p>96</text:p>
          </table:table-cell>
          <table:table-cell office:value-type="float" office:value="128">
            <text:p>128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6" table:number-columns-repeated="7"/>
          <table:table-cell table:style-name="ce7"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eds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192">
            <text:p>-192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192">
            <text:p>-192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rass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160">
            <text:p>-160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160">
            <text:p>-160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rystal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128">
            <text:p>-128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128">
            <text:p>-128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lava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96">
            <text:p>-96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96">
            <text:p>-96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ragon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64">
            <text:p>-64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64">
            <text:p>-64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alth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32">
            <text:p>-32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32">
            <text:p>-32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wer</text:p>
          </table:table-cell>
          <table:table-cell table:style-name="ce6"/>
          <table:table-cell table:number-columns-repeated="2" office:value-type="float" office:value="0">
            <text:p>0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tal</text:p>
          </table:table-cell>
          <table:table-cell table:style-name="ce6"/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6"/>
          <table:table-cell table:style-name="ce9" office:value-type="float" office:value="96">
            <text:p>96</text:p>
          </table:table-cell>
          <table:table-cell office:value-type="float" office:value="128">
            <text:p>128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6" table:number-columns-repeated="7"/>
          <table:table-cell table:style-name="ce7"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eds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192">
            <text:p>-192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192">
            <text:p>-192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ass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160">
            <text:p>-160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160">
            <text:p>-160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ystal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128">
            <text:p>-128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128">
            <text:p>-128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lava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96">
            <text:p>-96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96">
            <text:p>-96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ragon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64">
            <text:p>-64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64">
            <text:p>-64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moggy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32">
            <text:p>-32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32">
            <text:p>-32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ealth</text:p>
          </table:table-cell>
          <table:table-cell table:style-name="ce6"/>
          <table:table-cell table:number-columns-repeated="2" office:value-type="float" office:value="0">
            <text:p>0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wer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tal</text:p>
          </table:table-cell>
          <table:table-cell table:style-name="ce6"/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6"/>
          <table:table-cell table:style-name="ce9" office:value-type="float" office:value="96">
            <text:p>96</text:p>
          </table:table-cell>
          <table:table-cell office:value-type="float" office:value="128">
            <text:p>128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6" table:number-columns-repeated="7"/>
          <table:table-cell table:style-name="ce7" table:number-columns-repeated="1015"/>
        </table:table-row>
        <table:table-row table:style-name="ro1">
          <table:table-cell office:value-type="string">
            <text:p>Boss</text:p>
          </table:table-cell>
          <table:table-cell office:value-type="string">
            <text:p>Seeds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192">
            <text:p>-192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192">
            <text:p>-192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string">
            <text:p>Boss</text:p>
          </table:table-cell>
          <table:table-cell office:value-type="string">
            <text:p>Grass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160">
            <text:p>-160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160">
            <text:p>-160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string">
            <text:p>Boss</text:p>
          </table:table-cell>
          <table:table-cell office:value-type="string">
            <text:p>Crystal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128">
            <text:p>-128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128">
            <text:p>-128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string">
            <text:p>Boss</text:p>
          </table:table-cell>
          <table:table-cell office:value-type="string">
            <text:p>Blava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96">
            <text:p>-96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96">
            <text:p>-96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string">
            <text:p>Boss</text:p>
          </table:table-cell>
          <table:table-cell office:value-type="string">
            <text:p>Smoggy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64">
            <text:p>-64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64">
            <text:p>-64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string">
            <text:p>Boss</text:p>
          </table:table-cell>
          <table:table-cell office:value-type="string">
            <text:p>Health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-32">
            <text:p>-32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-32">
            <text:p>-32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string">
            <text:p>Boss</text:p>
          </table:table-cell>
          <table:table-cell office:value-type="string">
            <text:p>Power</text:p>
          </table:table-cell>
          <table:table-cell table:style-name="ce6"/>
          <table:table-cell table:number-columns-repeated="2" office:value-type="float" office:value="0">
            <text:p>0</text:p>
          </table:table-cell>
          <table:table-cell table:style-name="ce6"/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tal</text:p>
          </table:table-cell>
          <table:table-cell table:style-name="ce6"/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6"/>
          <table:table-cell table:style-name="ce9" office:value-type="float" office:value="96">
            <text:p>96</text:p>
          </table:table-cell>
          <table:table-cell office:value-type="float" office:value="128">
            <text:p>128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6" table:number-columns-repeated="7"/>
          <table:table-cell table:style-name="ce7" table:number-columns-repeated="1015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9">12/09/2010</text:date>, <text:time>16:0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09T11:14:02.74</meta:creation-date>
    <dc:date>2010-12-09T16:05:17.14</dc:date>
    <meta:editing-duration>PT00H18M36S</meta:editing-duration>
    <meta:editing-cycles>3</meta:editing-cycles>
    <meta:generator>OpenOffice.org/3.2$Win32 OpenOffice.org_project/320m12$Build-9483</meta:generator>
    <meta:document-statistic meta:table-count="3" meta:cell-count="236" meta:object-count="0"/>
  </office:meta>
</office:document-meta>
</file>